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6cm"/>
    </style:style>
    <style:style style:name="gr3" style:family="graphic" style:parent-style-name="standard">
      <style:graphic-properties draw:stroke="none" draw:fill="none" fo:min-height="6.297cm"/>
    </style:style>
    <style:style style:name="gr4" style:family="graphic" style:parent-style-name="standard">
      <style:graphic-properties draw:stroke="none" draw:fill="none" fo:min-height="17.463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22pt"/>
    </style:style>
    <style:style style:name="P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s: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Iterables</text:p>
              </text:list-item>
              <text:list-item>
                <text:p text:style-name="P1">Iterators</text:p>
              </text:list-item>
              <text:list-item>
                <text:p text:style-name="P1">Generators</text:p>
              </text:list-item>
              <text:list-item>
                <text:p text:style-name="P1">Understanding what a Generators is</text:p>
              </text:list-item>
              <text:list-item>
                <text:p text:style-name="P1">Undertstanding Generator Syntax</text:p>
              </text:list-item>
              <text:list-item>
                <text:p text:style-name="P1">The next Function</text:p>
              </text:list-item>
              <text:list-item>
                <text:p text:style-name="P1">The StopIteration Exception</text:p>
              </text:list-item>
              <text:list-item>
                <text:p text:style-name="P1">Communication with Gen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: Iterator</text:p>
          </draw:text-box>
        </draw:frame>
        <draw:frame presentation:style-name="pr5" draw:layer="layout" svg:width="26.8cm" svg:height="9.86cm" svg:x="0.8cm" svg:y="2.6cm" presentation:class="outline" presentation:user-transformed="true">
          <draw:text-box>
            <text:list text:style-name="L2">
              <text:list-item>
                <text:p>An iterator in python is any object that has a __next__ method (and, therefore, is able to respond to the next function).</text:p>
              </text:list-item>
              <text:list-item>
                <text:p>This is distinct from an iterable, which is any object that defines and __iter__ method. An iterable objects’ __iter__ method is reponsible for returning an iterator.</text:p>
              </text:list-item>
              <text:list-item>
                <text:p>Calling next after the generator has finished yielding values will raise StopIteration.</text:p>
              </text:list-item>
              <text:list-item>
                <text:p>When thinking about generators are iterators, but they are not necessary iterables. Similarly, not all iterables are iterators.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452cm" svg:height="6.85cm" svg:x="1.948cm" svg:y="13.75cm">
          <draw:text-box>
            <text:p><text:span text:style-name="T1">&gt;&gt;&gt; r = range(0,5)</text:span></text:p>
            <text:p><text:span text:style-name="T1">&gt;&gt;&gt; iterator = iter(r)</text:span></text:p>
            <text:p><text:span text:style-name="T1">&gt;&gt;&gt; iterator</text:span></text:p>
            <text:p><text:span text:style-name="T1">&lt;range_iterator object at 0x7feb62374300&gt;</text:span></text:p>
            <text:p><text:span text:style-name="T1">&gt;&gt;&gt; next(iterator)</text:span></text:p>
            <text:p><text:span text:style-name="T1">0</text:span></text:p>
            <text:p><text:span text:style-name="T1">&gt;&gt;&gt; next(iterator)</text:span></text:p>
            <text:p><text:span text:style-name="T1">1</text:span></text:p>
          </draw:text-box>
        </draw:frame>
        <draw:frame draw:style-name="gr3" draw:text-style-name="P4" draw:layer="layout" svg:width="11.383cm" svg:height="6.547cm" svg:x="16.4cm" svg:y="13.7cm">
          <draw:text-box>
            <text:p><text:span text:style-name="T1">&gt;&gt;&gt; next(iterator)</text:span></text:p>
            <text:p><text:span text:style-name="T1">4</text:span></text:p>
            <text:p><text:span text:style-name="T1">&gt;&gt;&gt; next(iterator)</text:span></text:p>
            <text:p><text:span text:style-name="T1">Traceback (most recent call last):</text:span></text:p>
            <text:p><text:span text:style-name="T1"><text:s text:c="2"/></text:span><text:span text:style-name="T1">File "&lt;pyshell#42&gt;", line 1, in &lt;module&gt;</text:span></text:p>
            <text:p><text:span text:style-name="T1"><text:s text:c="4"/></text:span><text:span text:style-name="T1">next(iterator)</text:span></text:p>
            <text:p><text:span text:style-name="T1">StopIt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: Iterator</text:p>
          </draw:text-box>
        </draw:frame>
        <draw:frame presentation:style-name="pr5" draw:layer="layout" svg:width="13.6cm" svg:height="9.86cm" svg:x="0.8cm" svg:y="2.6cm" presentation:class="outline" presentation:user-transformed="true">
          <draw:text-box>
            <text:list text:style-name="L2">
              <text:list-item>
                <text:p>Iterator on its own.</text:p>
              </text:list-item>
            </text:list>
          </draw:text-box>
        </draw:frame>
        <draw:frame draw:style-name="gr4" draw:text-style-name="P5" draw:layer="layout" svg:width="15.6cm" svg:height="17.713cm" svg:x="11.8cm" svg:y="2.487cm">
          <draw:text-box>
            <text:p><text:span text:style-name="T2">#iteratorables</text:span></text:p>
            <text:p><text:span text:style-name="T2">class Fibs:</text:span></text:p>
            <text:p><text:span text:style-name="T2"><text:s text:c="4"/></text:span><text:span text:style-name="T2">def __init__(self):</text:span></text:p>
            <text:p><text:span text:style-name="T2"><text:s text:c="8"/></text:span><text:span text:style-name="T2">self.a = 0</text:span></text:p>
            <text:p><text:span text:style-name="T2"><text:s text:c="8"/></text:span><text:span text:style-name="T2">self.b = 1</text:span></text:p>
            <text:p><text:span text:style-name="T2"/></text:p>
            <text:p><text:span text:style-name="T2"><text:s text:c="4"/></text:span><text:span text:style-name="T2">def __next__(self):</text:span></text:p>
            <text:p><text:span text:style-name="T2"><text:s text:c="8"/></text:span><text:span text:style-name="T2">self.a, self.b = self.b, self.a+self.b</text:span></text:p>
            <text:p><text:span text:style-name="T2"><text:s text:c="8"/></text:span><text:span text:style-name="T2">return self.a</text:span></text:p>
            <text:p><text:span text:style-name="T2"><text:s text:c="4"/></text:span></text:p>
            <text:p><text:span text:style-name="T2"><text:s text:c="4"/></text:span><text:span text:style-name="T2">def __iter__(self):</text:span></text:p>
            <text:p><text:span text:style-name="T2"><text:s text:c="8"/></text:span><text:span text:style-name="T2">return self</text:span></text:p>
            <text:p><text:span text:style-name="T2"><text:s text:c="4"/></text:span></text:p>
            <text:p><text:span text:style-name="T2">#First, make a Fibs object:</text:span></text:p>
            <text:p><text:span text:style-name="T2">fibs = Fibs()</text:span></text:p>
            <text:p><text:span text:style-name="T2">for f in fibs:</text:span></text:p>
            <text:p><text:span text:style-name="T2"><text:s text:c="4"/></text:span><text:span text:style-name="T2">if f &gt; 1000:</text:span></text:p>
            <text:p><text:span text:style-name="T2"><text:s text:c="8"/></text:span><text:span text:style-name="T2">print(f)</text:span></text:p>
            <text:p><text:span text:style-name="T2"><text:s text:c="8"/></text:span><text:span text:style-name="T2">break</text:span></text:p>
          </draw:text-box>
        </draw:frame>
        <draw:frame draw:style-name="gr5" draw:text-style-name="P6" draw:layer="layout" svg:width="3.4cm" svg:height="0.963cm" svg:x="12.7cm" svg:y="19.4cm">
          <draw:text-box>
            <text:p>&gt;&gt;&gt; 1597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</text:p>
          </draw:text-box>
        </draw:frame>
        <draw:frame presentation:style-name="pr5" draw:layer="layout" svg:width="27cm" svg:height="18.4cm" svg:x="0.8cm" svg:y="2.6cm" presentation:class="outline" presentation:user-transformed="true">
          <draw:text-box>
            <text:list text:style-name="L2">
              <text:list-item>
                <text:p>Understanding what a generator is:</text:p>
                <text:list>
                  <text:list-item>
                    <text:p>A generator is a function that, instead of executing and returning a single value, sends back one or more values in a sequence.</text:p>
                  </text:list-item>
                  <text:list-item>
                    <text:p><text:s/>A generator function executes until it is told to <text:span text:style-name="T3">yield</text:span> a value and then it continues execution until told to do so again. </text:p>
                  </text:list-item>
                  <text:list-item>
                    <text:p>This continues until the function is complete, or until iteration over that generator termina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</text:p>
          </draw:text-box>
        </draw:frame>
        <draw:frame presentation:style-name="pr5" draw:layer="layout" svg:width="27cm" svg:height="18.4cm" svg:x="0.8cm" svg:y="2.6cm" presentation:class="outline" presentation:user-transformed="true">
          <draw:text-box>
            <text:list text:style-name="L2">
              <text:list-item>
                <text:p>Understanding generators syntax:</text:p>
                <text:list>
                  <text:list-item>
                    <text:p>A generator function is recognizable by the presence of one or more <text:span text:style-name="T4">yield</text:span> statements inside the function, usually instead of a return statement.</text:p>
                  </text:list-item>
                  <text:list-item>
                    <text:p>Python 2 yield statement is present instead of return</text:p>
                  </text:list-item>
                  <text:list-item>
                    <text:p>Python 3 both yield and return statement is possible.</text:p>
                  </text:list-item>
                </text:list>
              </text:list-item>
              <text:list-item>
                <text:p><text:span text:style-name="T4">Yield</text:span> statement:</text:p>
                <text:list>
                  <text:list-item>
                    <text:p>Yield statement commands the function to send back a value to the caller.</text:p>
                  </text:list-item>
                  <text:list-item>
                    <text:p>The yield statement will halt the execution temporarily <text:s/>until the generator is resumed by the calling code, at which point it picks up where it left of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 - example</text:p>
          </draw:text-box>
        </draw:frame>
        <draw:frame presentation:style-name="pr5" draw:layer="layout" svg:width="27cm" svg:height="18.4cm" svg:x="0.8cm" svg:y="2.6cm" presentation:class="outline" presentation:user-transformed="true">
          <draw:text-box>
            <text:list text:style-name="L2">
              <text:list-item>
                <text:p>Examples:</text:p>
              </text:list-item>
              <text:list-item>
                <text:p>StopIteration Exception</text:p>
                <text:list>
                  <text:list-item>
                    <text:p>Example</text:p>
                  </text:list-item>
                </text:list>
              </text:list-item>
              <text:list-item>
                <text:p>Use of next and send in gen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Generators in standard library</text:p>
          </draw:text-box>
        </draw:frame>
        <draw:frame presentation:style-name="pr5" draw:layer="layout" svg:width="27cm" svg:height="18.4cm" svg:x="0.8cm" svg:y="2.6cm" presentation:class="outline" presentation:user-transformed="true">
          <draw:text-box>
            <text:list text:style-name="L2">
              <text:list-item>
                <text:p>Range</text:p>
              </text:list-item>
              <text:list-item>
                <text:p>Dict.items and family</text:p>
              </text:list-item>
              <text:list-item>
                <text:p>Zip</text:p>
              </text:list-item>
              <text:list-item>
                <text:p>Map</text:p>
              </text:list-item>
              <text:list-item>
                <text:p>File ob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0.75cm" presentation:class="title" presentation:user-transformed="true">
          <draw:text-box>
            <text:p>When to write Generators</text:p>
          </draw:text-box>
        </draw:frame>
        <draw:frame presentation:style-name="pr5" draw:layer="layout" svg:width="27cm" svg:height="18.4cm" svg:x="0.8cm" svg:y="2.6cm" presentation:class="outline" presentation:user-transformed="true">
          <draw:text-box>
            <text:list text:style-name="L2">
              <text:list-item>
                <text:p>Two reasons to write generators</text:p>
                <text:list>
                  <text:list-item>
                    <text:p>Need to access data in pieces</text:p>
                  </text:list-item>
                  <text:list-item>
                    <text:p>Need to compute data in pie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9:54:28.416057996</meta:creation-date>
    <dc:date>2017-09-06T09:57:52.191435694</dc:date>
    <meta:editing-duration>PT13H59M30S</meta:editing-duration>
    <meta:editing-cycles>20</meta:editing-cycles>
    <meta:generator>LibreOffice/5.1.6.2$Linux_X86_64 LibreOffice_project/10m0$Build-2</meta:generator>
    <meta:document-statistic meta:object-count="57"/>
  </office:meta>
</office:document-meta>
</file>